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benslauf</text:p>
      <text:p text:style-name="P5"/>
      <text:p text:style-name="P5"/>
      <text:p text:style-name="P5"/>
      <text:p text:style-name="P2">Persönliche Daten <text:s text:c="128"/></text:p>
      <text:p text:style-name="P1"/>
      <text:p text:style-name="P1">Name<text:tab/><text:tab/><text:tab/><text:tab/><text:tab/>Yannic Wehner <text:s text:c="35"/></text:p>
      <text:p text:style-name="P1">Anschrift<text:tab/><text:tab/><text:tab/><text:tab/>Am Sportplatz 2</text:p>
      <text:p text:style-name="P1"><text:tab/><text:tab/><text:tab/><text:tab/><text:tab/>36103 Flieden <text:s text:c="38"/></text:p>
      <text:p text:style-name="P1">Geburtsdatum<text:tab/><text:tab/><text:tab/><text:tab/>05. Januar 1999</text:p>
      <text:p text:style-name="P1">Geburtsort<text:tab/><text:tab/><text:tab/><text:tab/>Fulda</text:p>
      <text:p text:style-name="P1">Staatsangehörigkeit<text:tab/><text:tab/><text:tab/>deutsch</text:p>
      <text:p text:style-name="P1">Religionszugehörigkeit<text:tab/><text:tab/>katholisch</text:p>
      <text:p text:style-name="P1"/>
      <text:p text:style-name="P1"/>
      <text:p text:style-name="P2"/>
      <text:p text:style-name="P2">Familie <text:s text:c="146"/></text:p>
      <text:p text:style-name="P1"/>
      <text:p text:style-name="P1">Mutter:<text:tab/><text:tab/><text:tab/><text:tab/>Heike Elter-Wehner,<text:tab/>Gesundheits- und Krankenpflegerin</text:p>
      <text:p text:style-name="P1">Vater:<text:tab/><text:tab/><text:tab/><text:tab/><text:tab/>Steffen Wehner, <text:tab/>Steuerfachangestellter</text:p>
      <text:p text:style-name="P1">Bruder: <text:tab/><text:tab/><text:tab/><text:tab/>Philipp Elter, <text:tab/><text:tab/>vier Jahre alt </text:p>
      <text:p text:style-name="P1"/>
      <text:p text:style-name="P2"/>
      <text:p text:style-name="P2"/>
      <text:p text:style-name="P2">Schulbildung <text:s text:c="137"/></text:p>
      <text:p text:style-name="P1"/>
      <text:p text:style-name="P1">Fliedetalschule<text:tab/><text:tab/><text:tab/>2006 bis 2010</text:p>
      <text:p text:style-name="P1">Rabanus-Maurus-Schule<text:tab/><text:tab/>2010</text:p>
      <text:p text:style-name="P2"/>
      <text:p text:style-name="P2"/>
      <text:p text:style-name="P2"/>
      <text:p text:style-name="P2">Sprachkenntnisse <text:s text:c="131"/></text:p>
      <text:p text:style-name="P1"/>
      <text:p text:style-name="P1">Englisch, Latein</text:p>
      <text:p text:style-name="P2"/>
      <text:p text:style-name="P2"/>
      <text:p text:style-name="P2"/>
      <text:p text:style-name="P2">Hobbys <text:s text:c="147"/></text:p>
      <text:p text:style-name="P3"/>
      <text:p text:style-name="P1">Lesen, Arbeiten am Computer, (Mannschafts-) Sport</text:p>
      <text:p text:style-name="P1"/>
      <text:p text:style-name="P1"/>
      <text:p text:style-name="P1"/>
      <text:p text:style-name="P1"/>
      <text:p text:style-name="P1">Flieden, den 20.10.2014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ic Wehner</meta:initial-creator>
    <meta:creation-date>2014-07-01T16:27:05.50</meta:creation-date>
    <dc:date>2014-10-20T13:08:48.82</dc:date>
    <dc:creator>Yannic Wehner</dc:creator>
    <meta:editing-duration>PT18M17S</meta:editing-duration>
    <meta:editing-cycles>7</meta:editing-cycles>
    <meta:generator>OpenOffice/4.1.1$Win32 OpenOffice.org_project/411m6$Build-9775</meta:generator>
    <meta:printed-by>Yannic Wehner</meta:printed-by>
    <meta:print-date>2014-10-20T13:08:45.28</meta:print-date>
    <meta:document-statistic meta:table-count="0" meta:image-count="0" meta:object-count="0" meta:page-count="1" meta:paragraph-count="21" meta:word-count="59" meta:character-count="1322"/>
  </office:meta>
</office:document-meta>
</file>